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" style:family="paragraph" style:parent-style-name="Standard">
      <style:paragraph-properties fo:margin-top="0in" fo:margin-bottom="0.111in" fo:line-height="108%"/>
    </style:style>
    <style:style style:name="P3" style:family="paragraph" style:parent-style-name="Standard" style:list-style-name="WWNum20">
      <style:paragraph-properties fo:margin-top="0in" fo:margin-bottom="0.111in" fo:line-height="108%"/>
    </style:style>
    <style:style style:name="P4" style:family="paragraph" style:parent-style-name="Standard" style:list-style-name="L2">
      <style:paragraph-properties fo:margin-top="0in" fo:margin-bottom="0.111in" fo:line-height="108%"/>
    </style:style>
    <style:style style:name="P5" style:family="paragraph" style:parent-style-name="Standard" style:list-style-name="L10">
      <style:paragraph-properties fo:margin-top="0in" fo:margin-bottom="0.111in" fo:line-height="108%"/>
    </style:style>
    <style:style style:name="P6" style:family="paragraph" style:parent-style-name="Standard" style:list-style-name="L12">
      <style:paragraph-properties fo:margin-top="0in" fo:margin-bottom="0.111in" fo:line-height="108%"/>
    </style:style>
    <style:style style:name="P7" style:family="paragraph" style:parent-style-name="Standard" style:list-style-name="L13">
      <style:paragraph-properties fo:margin-top="0in" fo:margin-bottom="0.111in" fo:line-height="108%"/>
    </style:style>
    <style:style style:name="P8" style:family="paragraph" style:parent-style-name="Standard" style:list-style-name="L14">
      <style:paragraph-properties fo:margin-top="0in" fo:margin-bottom="0.111in" fo:line-height="108%"/>
      <style:text-properties fo:language="en" fo:country="US"/>
    </style:style>
    <style:style style:name="P9" style:family="paragraph" style:parent-style-name="Standard">
      <style:paragraph-properties loext:contextual-spacing="tru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en" fo:country="GB" fo:font-style="italic" style:text-underline-style="solid" style:text-underline-width="auto" style:text-underline-color="font-color" style:font-size-asian="12pt" style:font-style-asian="italic" style:font-size-complex="12pt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language="en" fo:country="G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s related to Maintain the Database:</text:p>
      <text:p text:style-name="P1"/>
      <text:p text:style-name="P9"/>
      <text:p text:style-name="Standard"><text:span text:style-name="T1">Use Case № 1:</text:span> <text:span text:style-name="T4">Access to edit the Product Catalog</text:span></text:p>
      <text:p text:style-name="Standard"><text:span text:style-name="T1">Primary Actor</text:span><text:span text:style-name="T3">:</text:span> Administrator</text:p>
      <text:p text:style-name="Standard"><text:span text:style-name="T1">Pre Condition</text:span><text:span text:style-name="T3">:</text:span> The <text:span text:style-name="T4">Natural Milk</text:span> product web page is loaded and the Administrator is logged into the system. <text:line-break/><text:span text:style-name="T1">Main scenario</text:span>:</text:p>
      <text:list xml:id="list7643019681647011118" text:style-name="WWNum20">
        <text:list-item>
          <text:p text:style-name="P3">The system prompts the user to select the menu “Manage Catalog”.</text:p>
        </text:list-item>
        <text:list-item>
          <text:p text:style-name="P3">The user selects the “Manage Catalog” menu and the system prompts him/her to select one of the following three options:</text:p>
        </text:list-item>
      </text:list>
      <text:list xml:id="list1990169218561014827" text:style-name="L2">
        <text:list-header>
          <text:p text:style-name="P4">1. Add new item;</text:p>
          <text:p text:style-name="P4">2. Modify existing item – update product details;</text:p>
          <text:p text:style-name="P4">3. Remove/Delete item.</text:p>
        </text:list-header>
      </text:list>
      <text:p text:style-name="Standard"><text:span text:style-name="T1"/></text:p>
      <text:p text:style-name="Standard"><text:span text:style-name="T1">Use Case № 2:</text:span> <text:span text:style-name="T2">Add </text:span><text:span text:style-name="T4">items</text:span></text:p>
      <text:p text:style-name="Standard"><text:span text:style-name="T1">Primary Actor</text:span><text:span text:style-name="T3">:</text:span> Administrator</text:p>
      <text:p text:style-name="P2"><text:span text:style-name="T1">Pre Condition</text:span><text:span text:style-name="T3">:</text:span> Previous use case #1 steps are completed<text:line-break/><text:span text:style-name="T1">Main scenario</text:span>:</text:p>
      <text:list xml:id="list7707109868679450762" text:style-name="L12">
        <text:list-item>
          <text:p text:style-name="P6">User selects the “Add new item” option from the Manage Catalog menu.</text:p>
        </text:list-item>
        <text:list-item>
          <text:p text:style-name="P6">The system prompts the user to select an appropriate category and product (or create a new category/product if one does not exist) to place the item)</text:p>
        </text:list-item>
        <text:list-item>
          <text:p text:style-name="P6">The user select the appropriate category and product.</text:p>
        </text:list-item>
        <text:list-item>
          <text:p text:style-name="P6">The system prompts the user to enter the item details like Item Name, Quantity Available, Price and Item Image.</text:p>
        </text:list-item>
        <text:list-item>
          <text:p text:style-name="P6">The user keys in the requested item details and clicks “Submit”.</text:p>
        </text:list-item>
        <text:list-item>
          <text:p text:style-name="P6">The system updates the item in the selected category/product in the database.</text:p>
        </text:list-item>
      </text:list>
      <text:p text:style-name="P10">Alternate scenario:</text:p>
      <text:list xml:id="list7515265913980281083" text:style-name="L14">
        <text:list-item>
          <text:p text:style-name="P8">Administrator cancels the addition by clicking “Cancel”.</text:p>
          <text:p text:style-name="P8"/>
        </text:list-item>
      </text:list>
      <text:p text:style-name="Standard"><text:span text:style-name="T1">Use Case № 3:</text:span> <text:span text:style-name="T4">Modify</text:span><text:span text:style-name="T2"> </text:span><text:span text:style-name="T4">items</text:span></text:p>
      <text:p text:style-name="Standard"><text:span text:style-name="T1">Primary Actor</text:span><text:span text:style-name="T3">:</text:span> Administrator</text:p>
      <text:p text:style-name="Standard"><text:span text:style-name="T1">Pre Condition</text:span><text:span text:style-name="T3">:</text:span> Use case #1 steps are completed</text:p>
      <text:p text:style-name="Standard"><text:span text:style-name="T1">Main scenario</text:span>:</text:p>
      <text:p text:style-name="Standard"/>
      <text:list xml:id="list6694998044868337165" text:style-name="L13">
        <text:list-item>
          <text:p text:style-name="P7">The user selects the “Modify Existing Item” option.</text:p>
        </text:list-item>
        <text:list-item>
          <text:p text:style-name="P7">The system prompts the user to navigate to the appropriate item.</text:p>
        </text:list-item>
        <text:list-item>
          <text:p text:style-name="P7">The user navigates to the item that he wants to modify.</text:p>
        </text:list-item>
        <text:list-item>
          <text:p text:style-name="P7"><text:soft-page-break/>The user modifies the Item Name, Price (discount), Quantity or Item Image and clicks Update.</text:p>
        </text:list-item>
        <text:list-item>
          <text:p text:style-name="P7">The system updates the information in the database.</text:p>
        </text:list-item>
      </text:list>
      <text:p text:style-name="P10">Alternate scenario:</text:p>
      <text:list xml:id="list42262198" text:continue-list="list7515265913980281083" text:style-name="L14">
        <text:list-header>
          <text:p text:style-name="P8">1. Administrator cancels the changes by clicking “Cancel”.</text:p>
        </text:list-header>
      </text:list>
      <text:p text:style-name="Standard"><text:span text:style-name="T1">Use Case № 4:</text:span> R<text:span text:style-name="T4">emove/Delete</text:span><text:span text:style-name="T2"> </text:span><text:span text:style-name="T4">items</text:span></text:p>
      <text:p text:style-name="Standard"><text:span text:style-name="T1">Primary Actor</text:span><text:span text:style-name="T3">:</text:span> Administrator</text:p>
      <text:p text:style-name="Standard"><text:span text:style-name="T1">Pre Condition</text:span><text:span text:style-name="T3">:</text:span> Use case #1 steps are completed</text:p>
      <text:p text:style-name="Standard"><text:span text:style-name="T1">Main scenario</text:span>:</text:p>
      <text:list xml:id="list1982252762883690811" text:style-name="L10">
        <text:list-header>
          <text:p text:style-name="P5"/>
        </text:list-header>
        <text:list-item>
          <text:p text:style-name="P5">The user selects the “Remove/delete Item” option:</text:p>
        </text:list-item>
        <text:list-item text:start-value="1">
          <text:p text:style-name="P5">The system prompts the user to navigate to the appropriate item.</text:p>
        </text:list-item>
        <text:list-item>
          <text:p text:style-name="P5">The user navigates to the item that he wants to remove.</text:p>
        </text:list-item>
        <text:list-item>
          <text:p text:style-name="P5">The user removes the item from the catalog by clicking “Remove Item” and clicks Update.</text:p>
        </text:list-item>
        <text:list-item>
          <text:p text:style-name="P5">The system updates the information in the database.</text:p>
        </text:list-item>
      </text:list>
      <text:p text:style-name="P10">Alternate scenario:</text:p>
      <text:list xml:id="list42264294" text:continue-list="list42262198" text:style-name="L14">
        <text:list-header>
          <text:p text:style-name="P8">1. Administrator cancels the deletion/removal by clicking “Cancel”.</text:p>
        </text:list-header>
      </text:list>
      <text:p text:style-name="P2"/>
      <text:p text:style-name="P2"/>
      <text:p text:style-name="P2"/>
      <text:p text:style-name="P2"/>
      <text:p text:style-name="P2"><text:span text:style-name="T4"/></text:p>
      <text:p text:style-name="P2"/>
      <text:p text:style-name="P2"/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.139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sislava Belishka</meta:initial-creator>
    <meta:creation-date>2016-04-17T22:49:04.35</meta:creation-date>
    <dc:date>2016-04-18T22:08:28.87</dc:date>
    <dc:creator>Desislava Belishka</dc:creator>
    <meta:editing-duration>PT2H16M32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42" meta:word-count="387" meta:character-count="2287"/>
  </office:meta>
</office:document-meta>
</file>